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127fe1" officeooo:paragraph-rsid="00127fe1"/>
    </style:style>
    <style:style style:name="P2" style:family="paragraph" style:parent-style-name="Standard">
      <style:text-properties fo:language="en" fo:country="US" officeooo:rsid="00127fe1" officeooo:paragraph-rsid="0013d8d8"/>
    </style:style>
    <style:style style:name="P3" style:family="paragraph" style:parent-style-name="Standard">
      <style:text-properties fo:language="en" fo:country="US" officeooo:rsid="0014e865" officeooo:paragraph-rsid="0014e865"/>
    </style:style>
    <style:style style:name="P4" style:family="paragraph" style:parent-style-name="Standard">
      <style:text-properties fo:language="en" fo:country="US" officeooo:rsid="00153995" officeooo:paragraph-rsid="00153995"/>
    </style:style>
    <style:style style:name="P5" style:family="paragraph" style:parent-style-name="Standard">
      <style:text-properties fo:language="en" fo:country="US" officeooo:rsid="00153995" officeooo:paragraph-rsid="0016c6d1"/>
    </style:style>
    <style:style style:name="P6" style:family="paragraph" style:parent-style-name="Standard">
      <style:text-properties fo:language="en" fo:country="US" officeooo:rsid="00176f43" officeooo:paragraph-rsid="001847f8"/>
    </style:style>
    <style:style style:name="P7" style:family="paragraph" style:parent-style-name="Standard">
      <style:text-properties fo:language="en" fo:country="US" officeooo:rsid="0018109a" officeooo:paragraph-rsid="0018109a"/>
    </style:style>
    <style:style style:name="T1" style:family="text">
      <style:text-properties officeooo:rsid="001309ac"/>
    </style:style>
    <style:style style:name="T2" style:family="text">
      <style:text-properties officeooo:rsid="0013d8d8"/>
    </style:style>
    <style:style style:name="T3" style:family="text">
      <style:text-properties officeooo:rsid="00153995"/>
    </style:style>
    <style:style style:name="T4" style:family="text">
      <style:text-properties officeooo:rsid="0015b25f"/>
    </style:style>
    <style:style style:name="T5" style:family="text">
      <style:text-properties officeooo:rsid="0018109a"/>
    </style:style>
    <style:style style:name="T6" style:family="text">
      <style:text-properties fo:color="#ce181e" officeooo:rsid="0018109a"/>
    </style:style>
    <style:style style:name="T7" style:family="text">
      <style:text-properties officeooo:rsid="0017378e" fo:background-color="#add58a"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ltarel Omar</text:p>
      <text:p text:style-name="P1"/>
      <text:p text:style-name="P1">Implementation of the paper “On safety of IoT Device Physical Interaction Control - Wenbo Ding and Hongxin Hu” </text:p>
      <text:p text:style-name="P1"/>
      <text:p text:style-name="P2">This <text:span text:style-name="T1">report aim to cover the main aspects about the Cyber Security project, describing different design choices and finally showing up the result obtained.</text:span></text:p>
      <text:p text:style-name="P2"><text:span text:style-name="T2">This work is based on the implementation of a framework, called IoTMon, that is able to discover any possible physical (and system) interactions between different IoT devices, starting from a given set of Official Samsung application known as SmartThings, in order to address the problems caused by unexpected physical (and system) interactions.</text:span></text:p>
      <text:p text:style-name="P6">In details, with the terminology “physical interaction” I mean the fact that an information can be transported by a physical channel (for example air, pressure, temperature, light, etc… ) instead with “system interaction” the fact that an information can be transported by a <text:span text:style-name="T5">system</text:span> channel <text:span text:style-name="T5">that is a sensor information shared by two (or more) different applications.</text:span></text:p>
      <text:p text:style-name="P6"><text:span text:style-name="T7">I want to underline also the aspect “system interactions” because this analysis want to cover not only the possible physical interactions but also the possible system interaction.</text:span></text:p>
      <text:p text:style-name="P3">The projects (and its implementation) is essentially subdivided into two phases:</text:p>
      <text:p text:style-name="P3">1. the application analysis <text:span text:style-name="T3">(with the Intra-app analysis and the physical channel identification)</text:span></text:p>
      <text:p text:style-name="P3">2. the interaction chain discovery</text:p>
      <text:p text:style-name="P3">follow<text:span text:style-name="T3">ing</text:span> the path provide by the authors, <text:span text:style-name="T3">but with some personal improvement since the long time passed from the exit of author’s paper.</text:span></text:p>
      <text:p text:style-name="P3"/>
      <text:p text:style-name="P4">1. APPLICATION ANALYSIS</text:p>
      <text:p text:style-name="P5"><text:span text:style-name="T4">This phase (the biggest one) is focused on the analysis of an Official Samsung SmartThings set of applications, in order to extrapolate the principal info from each app, elaborate them and finally give an ordered relation.</text:span></text:p>
      <text:p text:style-name="P7">The first part of this phase is called “Intra-app analysis” and is focused on a static ana</text:p>
      <text:p text:style-name="P5"><text:span text:style-name="T4">To do that was used the Groovy programming language, in particular the CompilationUnit class of this language, that was used to create an AST (asbtract syntax tree)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08:49:16.894812545</meta:creation-date>
    <dc:date>2021-10-07T10:16:15.671397511</dc:date>
    <meta:editing-duration>PT24M56S</meta:editing-duration>
    <meta:editing-cycles>5</meta:editing-cycles>
    <meta:generator>LibreOffice/6.0.7.3$Linux_X86_64 LibreOffice_project/00m0$Build-3</meta:generator>
    <meta:document-statistic meta:table-count="0" meta:image-count="0" meta:object-count="0" meta:page-count="1" meta:paragraph-count="14" meta:word-count="315" meta:character-count="2017" meta:non-whitespace-character-count="1714"/>
  </office:meta>
</office:document-meta>
</file>